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01/07/2022, 11:44:51*/</text:p>
      <text:p text:style-name="Standard">{</text:p>
      <text:p text:style-name="Standard"><text:tab/>"_id" : ObjectId("62be90db7aa174c5a7f342ac"),</text:p>
      <text:p text:style-name="Standard"><text:tab/>"name" : "org-member-default-read",</text:p>
      <text:p text:style-name="Standard"><text:tab/>"orgUrl" : "org2312.io",</text:p>
      <text:p text:style-name="Standard"><text:tab/>"productIdList" : [ "62bd7c4b8220481629689bed" ],</text:p>
      <text:p text:style-name="Standard"><text:tab/>"created" : ISODate("2022-06-30T23:16:43.652+05:30"),</text:p>
      <text:p text:style-name="Standard"><text:tab/>"updated" : ISODate("2022-06-30T23:16:43.652+05:30"),</text:p>
      <text:p text:style-name="Standard"><text:tab/>"_class" : "com.albanero.authservice.model.Organization"</text:p>
      <text:p text:style-name="Standard">},</text:p>
      <text:p text:style-name="Standard"/>
      <text:p text:style-name="Standard">/* 2 createdAt:30/06/2022, 23:16:43*/</text:p>
      <text:p text:style-name="Standard">{</text:p>
      <text:p text:style-name="Standard"><text:tab/>"_id" : ObjectId("62bde183ebb9a6340409fa7f"),</text:p>
      <text:p text:style-name="Standard"><text:tab/>"name" : "organization1233",</text:p>
      <text:p text:style-name="Standard"><text:tab/>"orgUrl" : "org232.io",</text:p>
      <text:p text:style-name="Standard"><text:tab/>"productIdList" : [ "62bd7c4b8220481629689bed" ],</text:p>
      <text:p text:style-name="Standard"><text:tab/>"created" : ISODate("2022-06-30T23:16:43.652+05:30"),</text:p>
      <text:p text:style-name="Standard"><text:tab/>"updated" : ISODate("2022-06-30T23:16:43.652+05:30"),</text:p>
      <text:p text:style-name="Standard"><text:tab/>"_class" : "com.albanero.authservice.model.Organization"</text:p>
      <text:p text:style-name="Standard">},</text:p>
      <text:p text:style-name="Standard"/>
      <text:p text:style-name="Standard">/* 3 createdAt:30/06/2022, 16:31:13*/</text:p>
      <text:p text:style-name="Standard">{</text:p>
      <text:p text:style-name="Standard"><text:tab/>"_id" : ObjectId("62bd8279acd31950f86d82db"),</text:p>
      <text:p text:style-name="Standard"><text:tab/>"name" : "organization123",</text:p>
      <text:p text:style-name="Standard"><text:tab/>"orgUrl" : "org23.io",</text:p>
      <text:p text:style-name="Standard"><text:tab/>"productIdList" : [ "62bd7c4b8220481629689bed" ],</text:p>
      <text:p text:style-name="Standard"><text:tab/>"created" : ISODate("2022-06-30T16:31:13.156+05:30"),</text:p>
      <text:p text:style-name="Standard"><text:tab/>"updated" : ISODate("2022-06-30T16:31:13.156+05:30"),</text:p>
      <text:p text:style-name="Standard"><text:tab/>"_class" : "com.albanero.authservice.model.Organization"</text:p>
      <text:p text:style-name="Standard">},</text:p>
      <text:p text:style-name="Standard"/>
      <text:p text:style-name="Standard">/* 4 createdAt:30/06/2022, 16:05:43*/</text:p>
      <text:p text:style-name="Standard">{</text:p>
      <text:p text:style-name="Standard"><text:tab/>"_id" : ObjectId("62bd7c7facd31950f86d82d9"),</text:p>
      <text:p text:style-name="Standard"><text:tab/>"name" : "organization12",</text:p>
      <text:p text:style-name="Standard"><text:tab/>"orgUrl" : "org2.io",</text:p>
      <text:p text:style-name="Standard"><text:tab/>"productIdList" : [ "62bd7c4b8220481629689bed" ],</text:p>
      <text:p text:style-name="Standard"><text:tab/>"created" : ISODate("2022-06-30T16:05:43.483+05:30"),</text:p>
      <text:p text:style-name="Standard"><text:tab/>"updated" : ISODate("2022-06-30T16:05:43.483+05:30"),</text:p>
      <text:p text:style-name="Standard"><text:tab/>"_class" : "com.albanero.authservice.model.Organization"</text:p>
      <text:p text:style-name="Standard">},</text:p>
      <text:p text:style-name="Standard"/>
      <text:p text:style-name="Standard">/* 5 createdAt:24/06/2022, 21:59:19*/</text:p>
      <text:p text:style-name="Standard">{</text:p>
      <text:p text:style-name="Standard"><text:tab/>"_id" : ObjectId("62b5e65feec2a0aac7b94a71"),</text:p>
      <text:p text:style-name="Standard"><text:tab/>"id" : "fake_data",</text:p>
      <text:p text:style-name="Standard"><text:tab/>"name" : "fake_data",</text:p>
      <text:p text:style-name="Standard"><text:tab/>"orgUrl" : "fake_data",</text:p>
      <text:p text:style-name="Standard"><text:tab/>"productIdList" : [ "fake_data" ],</text:p>
      <text:p text:style-name="Standard"><text:tab/>"created" : null,</text:p>
      <text:p text:style-name="Standard"><text:soft-page-break/><text:tab/>"updated" : null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12:37.198512296</meta:creation-date>
    <dc:date>2022-07-07T19:12:45.870929877</dc:date>
    <meta:editing-duration>PT9S</meta:editing-duration>
    <meta:editing-cycles>1</meta:editing-cycles>
    <meta:document-statistic meta:table-count="0" meta:image-count="0" meta:object-count="0" meta:page-count="2" meta:paragraph-count="50" meta:word-count="145" meta:character-count="1639" meta:non-whitespace-character-count="1509"/>
    <meta:generator>LibreOffice/6.4.7.2$Linux_X86_64 LibreOffice_project/40$Build-2</meta:generator>
  </office:meta>
</office:document-meta>
</file>